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d2452" officeooo:paragraph-rsid="001d24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hhhhhhhhhhhhhhhgtt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01T22:36:21.051000000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20" meta:non-whitespace-character-count="20"/>
    <meta:generator>LibreOffice/5.3.0.3$Windows_x86 LibreOffice_project/7074905676c47b82bbcfbea1aeefc84afe1c50e1</meta:generator>
  </office:meta>
</office:document-meta>
</file>